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4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9a87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add58a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Generali Project 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asks Performed :</text:p>
          </table:table-cell>
          <table:table-cell table:style-name="ce5" office:value-type="string" calcext:value-type="string">
            <text:p><text:s/>Hours :</text:p>
          </table:table-cell>
        </table:table-row>
        <table:table-row table:style-name="ro1">
          <table:table-cell table:style-name="ce3" office:value-type="string" calcext:value-type="string">
            <text:p>Did not get any assignments from client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Call with Kaushal Gohil with request to company infrastructure on Azure.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<text:s/>Introduction to the team and got 3 assignments from the Pulkit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Analysing the expectation of the Pulkit with respect to 3 assignments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Exploring the possibilities and identifying the perfect solutions of reporting build failure status to bitbucket from Azure DevOps services-&gt; assignment 1.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Analysing the possibilities of integration of all Azure service reporting to one single dashboards-&gt; assignment 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dentified the appropriate Azure native services for holistic view of shared dashboards with Azure application insight.-&gt; assignment 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ropped an email to Pulkit with respect to Azure credentials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xploring report portal.io as suggested from Pulkit with respect to analytics and reporting-&gt; assignment 3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Ways to integrate report portal.io to Azure infrastructure-&gt;assignment 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one the documentation of all the three assignment and shared to Pulkit along with the feedback and suggestion for any improvement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getting issue with respect to Azure credentials and reported back to Pulkit.2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Another assignment with respect to locust integration with azure given by Pulkit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dentified the all possible integration with Azure DevOps and locust. Shared the finding and details to the Pulkit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Waiting for the Pulkit to review and respond to the information shared with the Pulkit on slack.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signment on Grafana integration with Azure monitor and explore all the possibilities with multiple ways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hared the information with the integration of Grafana and Azure monitor with the client Pulkit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ailed to jing and Pulkit with respect to not having proper credentials of Azure portal.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tackdriver integration with Azure infrastructure. Assignment from Pulkit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eport to client with respect to stackdriver and their possibilities of integrating with Azure infra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one the POC of implementing Grafana VM on Neosoft Azure account and integrate with Azure infrastructure.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Create a app registration on Neosoft azure portal <text:s/>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rovide appropriate access controls on the subscription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enerate API permissions and Certificates,Secrets and Authentications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one POC of creating the customize dashboard on Grafana and shared the URL and credentials to Pulkit for review which was done on Neosoft Azure account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ot the credentials with the respect to Azure portal and explore the infrastructure and Azure native service which client is using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ntegrating all the infrastructure component to Azure application insights.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creating shared dashboards for Azure infrastructure with custom boards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all with Pulkit with respect to Azure dashboards and the progress so far.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ssues while creating VM for Grafana. Not proper permission given from client. Raised concerns to client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ssue while integrating with DevOps portal to Azure portal as not proper permission was assigned. Raised concerns to Pulkit and team.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dentifying the issue related to build as there was no pipeline changes on Azure DevOps. Need to resolve the dependencies issue from developer side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all with frontend developer to identify the build failed issue on frontend.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ocumentation of implementing shared Dashboards on Azure infra.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POC on the Azure DevOps and integration with local using VSTS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tegration of Azure Devops with Azure monitor and app insights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Implementing Azure Devops on Neosoft Azure Devops subscription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Troubleshooting as we are uable to share the Azure portal with customer due to credential issues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roubleshooting the Azure devops portal for further credential issues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4:10:18.261670186</meta:creation-date>
    <dc:date>2019-11-25T14:12:17.971323870</dc:date>
    <meta:editing-duration>PT1M59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